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0B2127C681394BD69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7.00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6.896cm" fo:margin-left="0.116cm" table:align="left"/>
    </style:style>
    <style:style style:name="Table8.A" style:family="table-column">
      <style:table-column-properties style:column-width="16.896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text-properties style:font-name="Arial" officeooo:rsid="0018859d" officeooo:paragraph-rsid="0018859d"/>
    </style:style>
    <style:style style:name="P2" style:family="paragraph" style:parent-style-name="Text_20_body">
      <style:text-properties style:font-name="Arial" officeooo:rsid="00312b89" officeooo:paragraph-rsid="001ac59d"/>
    </style:style>
    <style:style style:name="P3" style:family="paragraph" style:parent-style-name="Text_20_body">
      <style:text-properties style:font-name="Arial" officeooo:rsid="004e4825" officeooo:paragraph-rsid="004e4825"/>
    </style:style>
    <style:style style:name="P4" style:family="paragraph" style:parent-style-name="Text_20_body">
      <style:text-properties fo:font-variant="normal" fo:text-transform="none" fo:color="#000000" style:font-name="Arial" fo:font-size="12pt" fo:letter-spacing="normal" fo:font-style="normal" fo:font-weight="normal" officeooo:rsid="0039163b" officeooo:paragraph-rsid="0039163b"/>
    </style:style>
    <style:style style:name="P5" style:family="paragraph" style:parent-style-name="Text_20_body">
      <style:text-properties fo:font-variant="normal" fo:text-transform="none" fo:color="#24292e" style:font-name="apple-system" fo:font-size="12pt" fo:letter-spacing="normal" fo:font-style="normal" fo:font-weight="normal" officeooo:paragraph-rsid="004e4825"/>
    </style:style>
    <style:style style:name="P6" style:family="paragraph" style:parent-style-name="Text_20_body">
      <style:text-properties fo:font-variant="normal" fo:text-transform="none" fo:color="#24292e" style:font-name="Arial" fo:font-size="12pt" fo:letter-spacing="normal" fo:font-style="normal" fo:font-weight="normal" officeooo:paragraph-rsid="004e4825"/>
    </style:style>
    <style:style style:name="P7" style:family="paragraph" style:parent-style-name="Text_20_body">
      <style:text-properties fo:font-variant="normal" fo:text-transform="none" fo:color="#24292e" style:font-name="Arial" fo:font-size="12pt" fo:letter-spacing="normal" fo:font-style="normal" fo:font-weight="normal" officeooo:rsid="004e4825" officeooo:paragraph-rsid="004e4825"/>
    </style:style>
    <style:style style:name="P8" style:family="paragraph" style:parent-style-name="Text_20_body">
      <style:text-properties fo:font-variant="normal" fo:text-transform="none" fo:color="#24292e" style:font-name="Arial" fo:font-size="12pt" fo:letter-spacing="normal" fo:font-style="normal" fo:font-weight="normal" officeooo:rsid="004e4825" officeooo:paragraph-rsid="004e4825" style:font-style-asian="normal" style:font-style-complex="normal"/>
    </style:style>
    <style:style style:name="P9" style:family="paragraph" style:parent-style-name="Title">
      <style:text-properties style:font-name="Arial" officeooo:rsid="0018859d" officeooo:paragraph-rsid="0018859d"/>
    </style:style>
    <style:style style:name="P10" style:family="paragraph" style:parent-style-name="Preformatted_20_Text">
      <style:paragraph-properties fo:text-align="start" style:justify-single-word="false"/>
      <style:text-properties fo:font-variant="normal" fo:text-transform="none" fo:color="#24292e" style:text-outline="false" style:text-line-through-style="none" style:text-line-through-type="none" style:font-name="Courier New" fo:font-size="9.7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text-align="start" style:justify-single-word="false"/>
      <style:text-properties fo:font-variant="normal" fo:text-transform="none" fo:color="#24292e" style:font-name="Courier New" fo:font-size="9.75pt" fo:letter-spacing="normal" fo:font-style="normal" fo:font-weight="normal"/>
    </style:style>
    <style:style style:name="P12" style:family="paragraph" style:parent-style-name="Preformatted_20_Text">
      <style:paragraph-properties fo:text-align="start" style:justify-single-word="false"/>
      <style:text-properties fo:color="#24292e" style:text-outline="false" style:text-line-through-style="none" style:text-line-through-type="none" style:font-name="Courier New" fo:font-size="9.75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Courier New" fo:font-size="9.75pt" fo:letter-spacing="normal" fo:font-style="normal" fo:font-weight="normal"/>
    </style:style>
    <style:style style:name="P1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color="#24292e" style:font-name="Courier New" fo:font-size="9.75pt" fo:font-style="normal" fo:font-weight="normal"/>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orphans="2" fo:widows="2" fo:text-indent="0cm" style:auto-text-indent="false"/>
      <style:text-properties fo:font-variant="normal" fo:text-transform="none" fo:color="#24292e" style:font-name="apple-system" fo:font-size="12pt" fo:letter-spacing="normal" fo:font-style="normal" fo:font-weight="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24292e" style:font-name="apple-system" fo:font-size="12pt" fo:letter-spacing="normal" fo:font-style="normal" fo:font-weight="normal" officeooo:rsid="0052bf49" officeooo:paragraph-rsid="0052bf49"/>
    </style:style>
    <style:style style:name="P18" style:family="paragraph" style:parent-style-name="Text_20_body">
      <style:paragraph-properties fo:margin-left="0cm" fo:margin-right="0cm" fo:orphans="2" fo:widows="2" fo:text-indent="0cm" style:auto-text-indent="false"/>
      <style:text-properties fo:font-variant="normal" fo:text-transform="none" fo:color="#24292e" style:font-name="Arial" fo:font-size="12pt" fo:letter-spacing="normal" fo:font-style="normal" fo:font-weight="normal" officeooo:rsid="0052bf49" officeooo:paragraph-rsid="0052bf49"/>
    </style:style>
    <style:style style:name="P19" style:family="paragraph" style:parent-style-name="Text_20_body">
      <style:paragraph-properties fo:margin-left="0cm" fo:margin-right="0cm" fo:orphans="2" fo:widows="2" fo:text-indent="0cm" style:auto-text-indent="false"/>
      <style:text-properties fo:font-variant="normal" fo:text-transform="none" fo:color="#24292e" style:font-name="Arial" fo:font-size="12pt" fo:letter-spacing="normal" fo:font-style="normal" fo:font-weight="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24292e" style:font-name="Arial" fo:font-size="12pt" fo:letter-spacing="normal" fo:font-style="normal" fo:font-weight="normal" officeooo:rsid="0052bfa3" officeooo:paragraph-rsid="0052bfa3"/>
    </style:style>
    <style:style style:name="P21" style:family="paragraph" style:parent-style-name="Text_20_body">
      <style:paragraph-properties fo:margin-left="0cm" fo:margin-right="0cm" fo:margin-top="0cm" fo:margin-bottom="0.423cm" loext:contextual-spacing="false" fo:orphans="2" fo:widows="2" fo:text-indent="0cm" style:auto-text-indent="false"/>
    </style:style>
    <style:style style:name="P2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rial" fo:font-size="12pt" fo:letter-spacing="normal" fo:font-style="normal" fo:font-weight="normal"/>
    </style:style>
    <style:style style:name="P23" style:family="paragraph" style:parent-style-name="Text_20_body">
      <style:paragraph-properties fo:margin-left="0cm" fo:margin-right="0cm" fo:orphans="2" fo:widows="2" fo:text-indent="0cm" style:auto-text-indent="false" fo:break-before="page"/>
      <style:text-properties fo:font-variant="normal" fo:text-transform="none" fo:color="#24292e" style:font-name="apple-system" fo:font-size="12pt" fo:letter-spacing="normal" fo:font-style="normal" fo:font-weight="normal" officeooo:rsid="0052bf49" officeooo:paragraph-rsid="0052bf49"/>
    </style:style>
    <style:style style:name="P24" style:family="paragraph" style:parent-style-name="Text_20_body">
      <style:paragraph-properties fo:break-before="page"/>
      <style:text-properties fo:font-variant="normal" fo:text-transform="none" fo:color="#24292e" style:font-name="Arial" fo:font-size="12pt" fo:letter-spacing="normal" fo:font-style="normal" fo:font-weight="normal" officeooo:rsid="004e4825" officeooo:paragraph-rsid="004e4825"/>
    </style:style>
    <style:style style:name="P25" style:family="paragraph" style:parent-style-name="Text_20_body">
      <style:paragraph-properties fo:break-before="page"/>
      <style:text-properties style:font-name="Arial" officeooo:rsid="004e4825" officeooo:paragraph-rsid="004e4825"/>
    </style:style>
    <style:style style:name="P26" style:family="paragraph" style:parent-style-name="Text_20_body">
      <style:paragraph-properties fo:margin-top="0.423cm" fo:margin-bottom="0.423cm" loext:contextual-spacing="false" fo:orphans="2" fo:widows="2"/>
      <style:text-properties fo:font-variant="normal" fo:text-transform="none" fo:color="#24292e" style:font-name="Arial" fo:font-size="12pt" fo:letter-spacing="normal" fo:font-style="normal" fo:font-weight="normal" officeooo:paragraph-rsid="0051feeb"/>
    </style:style>
    <style:style style:name="P27" style:family="paragraph" style:parent-style-name="Text_20_body">
      <style:text-properties fo:font-variant="normal" fo:text-transform="none" fo:color="#24292e" style:font-name="apple-system" fo:font-size="12pt" fo:letter-spacing="normal" fo:font-style="normal" fo:font-weight="normal" officeooo:paragraph-rsid="00566cf5"/>
    </style:style>
    <style:style style:name="P28" style:family="paragraph" style:parent-style-name="Text_20_body">
      <style:text-properties fo:font-variant="normal" fo:text-transform="none" fo:color="#24292e" style:font-name="apple-system" fo:font-size="12pt" fo:letter-spacing="normal" fo:font-style="normal" fo:font-weight="normal" officeooo:rsid="00566cf5" officeooo:paragraph-rsid="00566cf5"/>
    </style:style>
    <style:style style:name="P29" style:family="paragraph" style:parent-style-name="Text_20_body">
      <style:text-properties fo:font-variant="normal" fo:text-transform="none" fo:color="#24292e" style:font-name="apple-system" fo:font-size="12pt" fo:letter-spacing="normal" fo:font-style="normal" fo:font-weight="normal" officeooo:rsid="0056bf94" officeooo:paragraph-rsid="0056bf94"/>
    </style:style>
    <style:style style:name="P30" style:family="paragraph" style:parent-style-name="Text_20_body">
      <style:text-properties fo:font-variant="normal" fo:text-transform="none" fo:color="#24292e" style:font-name="Arial" fo:font-size="12pt" fo:letter-spacing="normal" fo:font-style="normal" fo:font-weight="normal" officeooo:paragraph-rsid="00566cf5"/>
    </style:style>
    <style:style style:name="P31" style:family="paragraph" style:parent-style-name="Text_20_body">
      <style:text-properties fo:font-variant="normal" fo:text-transform="none" fo:color="#24292e" style:font-name="Arial" fo:font-size="12pt" fo:letter-spacing="normal" fo:font-style="normal" fo:font-weight="normal" officeooo:rsid="0056bf94" officeooo:paragraph-rsid="0056bf94"/>
    </style:style>
    <style:style style:name="P32" style:family="paragraph" style:parent-style-name="Text_20_body">
      <style:text-properties fo:font-variant="normal" fo:text-transform="none" fo:color="#24292e" style:font-name="Arial" fo:font-size="12pt" fo:letter-spacing="normal" fo:font-style="normal" fo:font-weight="normal" officeooo:rsid="00593dd7" officeooo:paragraph-rsid="00593dd7"/>
    </style:style>
    <style:style style:name="P33" style:family="paragraph" style:parent-style-name="Text_20_body" style:list-style-name="L1">
      <style:paragraph-properties fo:margin-left="0cm" fo:margin-right="0cm" fo:margin-top="0.423cm" fo:margin-bottom="0.423cm" loext:contextual-spacing="false" fo:orphans="2" fo:widows="2" fo:text-indent="0cm" style:auto-text-indent="false"/>
      <style:text-properties fo:font-variant="normal" fo:text-transform="none" fo:color="#24292e" style:font-name="Arial" fo:font-size="12pt" fo:letter-spacing="normal" fo:font-style="normal" fo:font-weight="normal"/>
    </style:style>
    <style:style style:name="P34" style:family="paragraph" style:parent-style-name="Text_20_body" style:list-style-name="L2">
      <style:paragraph-properties fo:margin-left="0cm" fo:margin-right="0cm" fo:margin-top="0.423cm" fo:margin-bottom="0.423cm" loext:contextual-spacing="false" fo:orphans="2" fo:widows="2" fo:text-indent="0cm" style:auto-text-indent="false"/>
      <style:text-properties fo:font-variant="normal" fo:text-transform="none" fo:color="#24292e" style:font-name="Arial" fo:font-size="12pt" fo:letter-spacing="normal" fo:font-style="normal" fo:font-weight="normal"/>
    </style:style>
    <style:style style:name="P35" style:family="paragraph" style:parent-style-name="Text_20_body">
      <style:paragraph-properties fo:margin-left="0cm" fo:margin-right="0cm" fo:orphans="2" fo:widows="2" fo:text-indent="0cm" style:auto-text-indent="false"/>
      <style:text-properties fo:font-variant="normal" fo:text-transform="none" fo:color="#24292e" style:font-name="Arial" fo:font-size="12pt" fo:letter-spacing="normal" fo:font-style="normal" fo:font-weight="normal" officeooo:rsid="0052bfa3" officeooo:paragraph-rsid="0052bfa3"/>
    </style:style>
    <style:style style:name="P36" style:family="paragraph" style:parent-style-name="Text_20_body">
      <style:paragraph-properties fo:margin-left="0cm" fo:margin-right="0cm" fo:orphans="2" fo:widows="2" fo:text-indent="0cm" style:auto-text-indent="false"/>
      <style:text-properties fo:font-variant="normal" fo:text-transform="none" fo:color="#24292e" style:font-name="apple-system" fo:font-size="12pt" fo:letter-spacing="normal" fo:font-style="normal" fo:font-weight="normal" officeooo:rsid="0052bf49" officeooo:paragraph-rsid="0052bf49"/>
    </style:style>
    <style:style style:name="P37" style:family="paragraph" style:parent-style-name="Text_20_body">
      <style:paragraph-properties fo:margin-left="0cm" fo:margin-right="0cm" fo:orphans="2" fo:widows="2" fo:text-indent="0cm" style:auto-text-indent="false"/>
      <style:text-properties fo:font-variant="normal" fo:text-transform="none" fo:color="#24292e" style:font-name="Arial" fo:font-size="12pt" fo:letter-spacing="normal" fo:font-style="normal" fo:font-weight="normal" officeooo:rsid="005592cf" officeooo:paragraph-rsid="005592cf"/>
    </style:style>
    <style:style style:name="P38" style:family="paragraph" style:parent-style-name="Text_20_body">
      <style:paragraph-properties fo:margin-left="0cm" fo:margin-right="0cm" fo:orphans="2" fo:widows="2" fo:text-indent="0cm" style:auto-text-indent="false"/>
    </style:style>
    <style:style style:name="P39" style:family="paragraph" style:parent-style-name="Text_20_body">
      <style:paragraph-properties fo:margin-left="0cm" fo:margin-right="0cm" fo:orphans="2" fo:widows="2" fo:text-indent="0cm" style:auto-text-indent="false"/>
      <style:text-properties officeooo:rsid="005592cf" officeooo:paragraph-rsid="005592cf"/>
    </style:style>
    <style:style style:name="P40" style:family="paragraph" style:parent-style-name="Text_20_body">
      <style:paragraph-properties fo:margin-left="0cm" fo:margin-right="0cm" fo:orphans="2" fo:widows="2" fo:text-indent="0cm" style:auto-text-indent="false"/>
      <style:text-properties style:font-name="Arial" officeooo:rsid="005592cf" officeooo:paragraph-rsid="005592cf"/>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rial" fo:font-size="12pt" fo:letter-spacing="normal" fo:font-style="normal" fo:font-weight="normal" officeooo:paragraph-rsid="0057d92c"/>
    </style:style>
    <style:style style:name="P42" style:family="paragraph" style:parent-style-name="Text_20_body" style:list-style-name="L1">
      <style:paragraph-properties fo:margin-top="0.423cm" fo:margin-bottom="0.423cm" loext:contextual-spacing="false" fo:orphans="2" fo:widows="2"/>
      <style:text-properties fo:font-variant="normal" fo:text-transform="none" fo:color="#24292e" style:font-name="Arial" fo:font-size="12pt" fo:letter-spacing="normal" fo:font-style="normal" fo:font-weight="normal"/>
    </style:style>
    <style:style style:name="P43" style:family="paragraph" style:parent-style-name="Text_20_body" style:list-style-name="L2">
      <style:paragraph-properties fo:margin-top="0.423cm" fo:margin-bottom="0.423cm" loext:contextual-spacing="false" fo:orphans="2" fo:widows="2"/>
      <style:text-properties fo:font-variant="normal" fo:text-transform="none" fo:color="#24292e" style:font-name="Arial" fo:font-size="12pt" fo:letter-spacing="normal" fo:font-style="normal" fo:font-weight="normal"/>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Preformatted_20_Text">
      <style:paragraph-properties fo:text-align="start" style:justify-single-word="false"/>
      <style:text-properties fo:font-variant="normal" fo:text-transform="none" fo:color="#24292e" style:text-outline="false" style:text-line-through-style="none" style:text-line-through-type="none" style:font-name="Courier New" fo:font-size="9.75pt" fo:letter-spacing="normal" fo:font-style="normal" fo:text-shadow="none" style:text-underline-style="none" fo:font-weight="normal" officeooo:paragraph-rsid="00566cf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6" style:family="paragraph" style:parent-style-name="Preformatted_20_Text">
      <style:paragraph-properties fo:text-align="start" style:justify-single-word="false"/>
      <style:text-properties fo:font-variant="normal" fo:text-transform="none" fo:color="#24292e" style:text-outline="false" style:text-line-through-style="none" style:text-line-through-type="none" style:font-name="Courier New" fo:font-size="9.75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Preformatted_20_Text">
      <style:paragraph-properties fo:text-align="start" style:justify-single-word="false"/>
      <style:text-properties fo:font-variant="normal" fo:text-transform="none" fo:color="#24292e" style:text-outline="false" style:text-line-through-style="none" style:text-line-through-type="none" style:font-name="Courier New" fo:font-size="9.75pt" fo:letter-spacing="normal" fo:font-style="normal" fo:text-shadow="none" style:text-underline-style="none" fo:font-weight="normal" officeooo:paragraph-rsid="0056bf9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Preformatted_20_Text">
      <style:text-properties fo:font-variant="normal" fo:text-transform="none" fo:color="#24292e" style:font-name="Arial" fo:font-size="9.75pt" fo:letter-spacing="normal" fo:font-style="normal" fo:font-weight="normal" officeooo:paragraph-rsid="00566cf5"/>
    </style:style>
    <style:style style:name="P49" style:family="paragraph" style:parent-style-name="Preformatted_20_Text">
      <style:text-properties fo:font-variant="normal" fo:text-transform="none" fo:color="#24292e" style:font-name="SFMono-Regular" fo:font-size="9.75pt" fo:letter-spacing="normal" fo:font-style="normal" fo:font-weight="normal" officeooo:paragraph-rsid="00566cf5"/>
    </style:style>
    <style:style style:name="P50" style:family="paragraph" style:parent-style-name="Preformatted_20_Text">
      <style:paragraph-properties fo:text-align="start" style:justify-single-word="false"/>
      <style:text-properties fo:color="#24292e" style:text-outline="false" style:text-line-through-style="none" style:text-line-through-type="none" style:font-name="SFMono-Regular" fo:font-size="9.75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Preformatted_20_Text">
      <style:paragraph-properties fo:text-align="start" style:justify-single-word="false"/>
      <style:text-properties fo:color="#24292e" style:text-outline="false" style:text-line-through-style="none" style:text-line-through-type="none" style:font-name="Courier New" fo:font-size="9.75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fo:letter-spacing="normal"/>
    </style:style>
    <style:style style:name="P5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Courier New" fo:font-size="9.75pt" fo:letter-spacing="normal" fo:font-style="normal" fo:font-weight="normal"/>
    </style:style>
    <style:style style:name="P5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Courier New" fo:letter-spacing="normal"/>
    </style:style>
    <style:style style:name="P5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Courier New" fo:letter-spacing="normal" officeooo:paragraph-rsid="00566cf5"/>
    </style:style>
    <style:style style:name="P5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032f62" style:font-name="Courier New" fo:letter-spacing="normal"/>
    </style:style>
    <style:style style:name="P57" style:family="paragraph" style:parent-style-name="Heading_20_1">
      <style:text-properties style:font-name="Arial" officeooo:rsid="00312b89" officeooo:paragraph-rsid="001ac59d"/>
    </style:style>
    <style:style style:name="P58" style:family="paragraph" style:parent-style-name="Heading_20_1">
      <style:text-properties style:font-name="Arial" officeooo:rsid="004e4825" officeooo:paragraph-rsid="004e4825"/>
    </style:style>
    <style:style style:name="P59" style:family="paragraph" style:parent-style-name="Heading_20_1">
      <style:text-properties officeooo:rsid="004e4825" officeooo:paragraph-rsid="004e4825"/>
    </style:style>
    <style:style style:name="P60" style:family="paragraph" style:parent-style-name="Heading_20_1">
      <style:paragraph-properties fo:break-before="page"/>
      <style:text-properties style:font-name="Arial"/>
    </style:style>
    <style:style style:name="P61" style:family="paragraph" style:parent-style-name="Heading_20_1">
      <style:paragraph-properties fo:break-before="page"/>
      <style:text-properties style:font-name="Arial" officeooo:paragraph-rsid="00566cf5"/>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5592cf"/>
    </style:style>
    <style:style style:name="T3" style:family="text">
      <style:text-properties fo:font-variant="normal" fo:text-transform="none" fo:color="#24292e" style:font-name="Arial" fo:font-size="12pt" fo:letter-spacing="normal" fo:font-style="normal" fo:font-weight="normal"/>
    </style:style>
    <style:style style:name="T4" style:family="text">
      <style:text-properties fo:font-variant="normal" fo:text-transform="none" fo:color="#24292e" style:font-name="Arial" fo:letter-spacing="normal"/>
    </style:style>
    <style:style style:name="T5" style:family="text">
      <style:text-properties fo:font-variant="normal" fo:text-transform="none" fo:color="#24292e" fo:font-size="12pt" fo:letter-spacing="normal" fo:font-style="normal" fo:font-weight="normal"/>
    </style:style>
    <style:style style:name="T6" style:family="text">
      <style:text-properties fo:font-variant="normal" fo:text-transform="none" fo:color="#24292e" style:font-name="Arial" fo:font-size="12pt" fo:letter-spacing="normal" fo:font-style="normal" fo:font-weight="normal"/>
    </style:style>
    <style:style style:name="T7" style:family="text">
      <style:text-properties fo:font-variant="normal" fo:text-transform="none" fo:color="#24292e" style:font-name="Arial" fo:font-size="12pt" fo:letter-spacing="normal" fo:font-style="normal" fo:font-weight="normal" officeooo:rsid="005592cf"/>
    </style:style>
    <style:style style:name="T8" style:family="text">
      <style:text-properties fo:font-variant="normal" fo:text-transform="none" fo:color="#24292e" style:font-name="Arial" fo:font-size="12pt" fo:letter-spacing="normal" fo:font-weight="normal"/>
    </style:style>
    <style:style style:name="T9" style:family="text">
      <style:text-properties fo:font-variant="normal" fo:text-transform="none" fo:color="#24292e" style:font-name="Arial" fo:letter-spacing="normal"/>
    </style:style>
    <style:style style:name="T10" style:family="text">
      <style:text-properties fo:font-variant="normal" fo:text-transform="none" fo:color="#d73a49" fo:letter-spacing="normal"/>
    </style:style>
    <style:style style:name="T11" style:family="text">
      <style:text-properties fo:font-variant="normal" fo:text-transform="none" fo:color="#d73a49" style:font-name="Courier New" fo:letter-spacing="normal"/>
    </style:style>
    <style:style style:name="T12" style:family="text">
      <style:text-properties fo:font-variant="normal" fo:text-transform="none" fo:color="#005cc5" fo:letter-spacing="normal"/>
    </style:style>
    <style:style style:name="T13" style:family="text">
      <style:text-properties fo:font-variant="normal" fo:text-transform="none" style:font-name="Courier New" fo:letter-spacing="normal"/>
    </style:style>
    <style:style style:name="T14" style:family="text">
      <style:text-properties style:font-name="Arial"/>
    </style:style>
    <style:style style:name="T15" style:family="text">
      <style:text-properties style:font-name="Arial" officeooo:rsid="004e4825"/>
    </style:style>
    <style:style style:name="T16" style:family="text">
      <style:text-properties style:font-name="Arial" fo:font-weight="normal" officeooo:rsid="004e4825" style:font-weight-asian="normal" style:font-weight-complex="normal"/>
    </style:style>
    <style:style style:name="T17" style:family="text">
      <style:text-properties style:font-name="Arial" officeooo:rsid="00517239"/>
    </style:style>
    <style:style style:name="T18" style:family="text">
      <style:text-properties style:font-name="Arial" officeooo:rsid="0057d92c"/>
    </style:style>
    <style:style style:name="T19" style:family="text">
      <style:text-properties officeooo:rsid="004e4825"/>
    </style:style>
    <style:style style:name="T20" style:family="text">
      <style:text-properties fo:font-style="italic" officeooo:rsid="004e4825" style:font-style-asian="italic" style:font-style-complex="italic"/>
    </style:style>
    <style:style style:name="T21" style:family="text">
      <style:text-properties officeooo:rsid="004e4825" style:font-style-asian="normal" style:font-style-complex="normal"/>
    </style:style>
    <style:style style:name="T22" style:family="text">
      <style:text-properties fo:color="#24292e" style:font-name="Arial" officeooo:rsid="004e4825" style:font-style-asian="normal" style:font-style-complex="normal"/>
    </style:style>
    <style:style style:name="T23" style:family="text">
      <style:text-properties fo:color="#24292e" style:font-name="Arial" fo:font-size="12pt" fo:letter-spacing="normal" fo:font-weight="normal"/>
    </style:style>
    <style:style style:name="T24" style:family="text">
      <style:text-properties fo:color="#0366d6" style:text-line-through-style="none" style:text-line-through-type="none" style:font-name="Arial" style:text-underline-style="none" officeooo:rsid="004e4825" style:text-blinking="false" fo:background-color="#ffffff" loext:char-shading-value="0" style:font-style-asian="normal" style:font-style-complex="normal"/>
    </style:style>
    <style:style style:name="T25" style:family="text">
      <style:text-properties fo:color="#0366d6" style:text-line-through-style="none" style:text-line-through-type="none" style:font-name="Arial" style:text-underline-style="none" style:text-blinking="false" fo:background-color="transparent" loext:char-shading-value="0"/>
    </style:style>
    <style:style style:name="T26" style:family="text">
      <style:text-properties fo:color="#d73a49"/>
    </style:style>
    <style:style style:name="T27" style:family="text">
      <style:text-properties officeooo:rsid="0051feeb"/>
    </style:style>
    <style:style style:name="T28" style:family="text">
      <style:text-properties officeooo:rsid="0052bfa3"/>
    </style:style>
    <style:style style:name="T29" style:family="text">
      <style:text-properties officeooo:rsid="0052e550"/>
    </style:style>
    <style:style style:name="T30" style:family="text">
      <style:text-properties officeooo:rsid="005592cf"/>
    </style:style>
    <style:style style:name="T31" style:family="text">
      <style:text-properties fo:font-weight="normal"/>
    </style:style>
    <style:style style:name="T32" style:family="text">
      <style:text-properties fo:color="#005cc5" style:font-name="SFMono-Regular" fo:font-size="9.75pt" fo:font-style="normal" fo:font-weight="normal"/>
    </style:style>
    <style:style style:name="T33" style:family="text">
      <style:text-properties fo:color="#005cc5" fo:font-size="9.75pt" fo:font-style="normal" fo:font-weight="normal"/>
    </style:style>
    <style:style style:name="T34" style:family="text">
      <style:text-properties style:font-name="Courier New"/>
    </style:style>
    <style:style style:name="T35" style:family="text">
      <style:text-properties officeooo:rsid="00566cf5"/>
    </style:style>
    <style:style style:name="T36" style:family="text">
      <style:text-properties fo:color="#22863a"/>
    </style:style>
    <style:style style:name="T37" style:family="text">
      <style:text-properties fo:color="#22863a" style:font-name="SFMono-Regular" fo:font-size="9.75pt" fo:font-style="normal" fo:font-weight="normal"/>
    </style:style>
    <style:style style:name="T38" style:family="text">
      <style:text-properties fo:color="#22863a" fo:font-size="9.75pt" fo:font-style="normal" fo:font-weight="normal"/>
    </style:style>
    <style:style style:name="T39" style:family="text">
      <style:text-properties fo:color="#032f62"/>
    </style:style>
    <style:style style:name="T40" style:family="text">
      <style:text-properties fo:color="#032f62" style:font-name="SFMono-Regular" fo:font-size="9.75pt" fo:font-style="normal" fo:font-weight="normal"/>
    </style:style>
    <style:style style:name="T41" style:family="text">
      <style:text-properties fo:color="#032f62" style:font-name="Courier New"/>
    </style:style>
    <style:style style:name="T42" style:family="text">
      <style:text-properties fo:color="#032f62" fo:font-size="9.75pt" fo:font-style="normal" fo:font-weight="normal"/>
    </style:style>
    <style:style style:name="T43" style:family="text">
      <style:text-properties fo:color="#032f62" fo:font-size="9.75pt" fo:font-style="normal" fo:font-weight="normal" officeooo:rsid="00566cf5"/>
    </style:style>
    <style:style style:name="T44" style:family="text">
      <style:text-properties style:font-name="SFMono-Regular" fo:font-size="9.75pt" fo:font-style="normal" fo:font-weight="normal"/>
    </style:style>
    <style:style style:name="T45" style:family="text">
      <style:text-properties style:font-name="SFMono-Regular" fo:font-size="9.75pt" fo:font-style="normal" fo:font-weight="normal" officeooo:rsid="0056bf94"/>
    </style:style>
    <style:style style:name="T46" style:family="text">
      <style:text-properties fo:font-size="9.75pt" fo:font-style="normal" fo:font-weight="normal"/>
    </style:style>
    <style:style style:name="T47" style:family="text">
      <style:text-properties fo:font-size="9.75pt" fo:font-style="normal" fo:font-weight="normal" officeooo:rsid="00566cf5"/>
    </style:style>
    <style:style style:name="T48" style:family="text">
      <style:text-properties fo:font-size="9.75pt" fo:font-style="normal" fo:font-weight="normal" officeooo:rsid="0056bf94"/>
    </style:style>
    <style:style style:name="T49" style:family="text">
      <style:text-properties officeooo:rsid="00591c39"/>
    </style:style>
    <style:style style:name="T50" style:family="text">
      <style:text-properties officeooo:rsid="00593dd7"/>
    </style:style>
    <style:style style:name="T51" style:family="text">
      <style:text-properties officeooo:rsid="005acf81"/>
    </style:style>
    <style:style style:name="T52" style:family="text">
      <style:text-properties officeooo:rsid="005c6518"/>
    </style:style>
    <style:style style:name="T53" style:family="text">
      <style:text-properties officeooo:rsid="005e53a8"/>
    </style:style>
    <style:style style:name="T54" style:family="text">
      <style:text-properties officeooo:rsid="00604e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b <text:span text:style-name="T29">3</text:span>. <text:s/><text:span text:style-name="T19">Deploying an application with Kubernetes.</text:span></text:p>
      <text:p text:style-name="P1"/>
      <text:p text:style-name="P4">In this lab, we will<text:span text:style-name="T19"> deploy an application called </text:span><text:span text:style-name="T20">guestbook</text:span><text:span text:style-name="T21">. <text:s/>This application consists of a number of microservices which will be linked together via kubernetes to create a working deployment. </text:span></text:p>
      <text:p text:style-name="P4"><text:span text:style-name="T22">This example has a frontend using HTML5 and Javascript (client-side and server-side), and two microservices built using </text:span><text:a xlink:type="simple" xlink:href="http://wildfly-swarm.io/" text:style-name="Internet_20_link" text:visited-style-name="Visited_20_Internet_20_Link"><text:span text:style-name="T24">WildFly Swarm</text:span></text:a><text:span text:style-name="T22"> and </text:span><text:a xlink:type="simple" xlink:href="http://vertx.io/" text:style-name="Internet_20_link" text:visited-style-name="Visited_20_Internet_20_Link"><text:span text:style-name="T24">VertX</text:span></text:a><text:span text:style-name="T22">. It requires MySQL to store guestbook entries.</text:span></text:p>
      <text:p text:style-name="P8">Here is the architecture diagram for this application:</text:p>
      <text:p text:style-name="P8"><draw:frame draw:style-name="fr1" draw:name="Image1" text:anchor-type="paragraph" svg:x="0.651cm" svg:y="0.794cm" svg:width="13.203cm" svg:height="4.71cm" draw:z-index="0"><draw:image xlink:href="Pictures/10000201000001F3000000B2127C681394BD69D3.png" xlink:type="simple" xlink:show="embed" xlink:actuate="onLoad" loext:mime-type="image/png"/></draw:frame></text:p>
      <text:h text:style-name="P57" text:outline-level="1"/>
      <text:p text:style-name="P2"/>
      <text:p text:style-name="P2"/>
      <text:p text:style-name="P2"/>
      <text:p text:style-name="P2"/>
      <text:p text:style-name="P2"/>
      <text:h text:style-name="P59" text:outline-level="1">Step 1. <text:s/>Deploy the front end. </text:h>
      <text:p text:style-name="P5"><text:span text:style-name="T14">A Kubernetes pod is a group of containers, tied together for the purposes of administration and networking. It can contain one or more containers. All containers within a single pod will share the same networking interface, IP address, volumes, etc. All containers within the same pod instance will live and die together. It’s especially useful when you have, for example, a container that runs the application, and another container that periodically polls logs/metrics from the application container</text:span>.</text:p>
      <text:p text:style-name="P5"><text:span text:style-name="T14">You can start a single Pod in Kubernetes by creating a Pod resource. However, a Pod created this way would be known as a </text:span><text:a xlink:type="simple" xlink:href="https://kubernetes.io/docs/concepts/configuration/overview/#naked-pods-vs-replication-controllers-and-jobs" text:style-name="Internet_20_link" text:visited-style-name="Visited_20_Internet_20_Link"><text:span text:style-name="T25">Naked Pod</text:span></text:a><text:span text:style-name="T14">. </text:span><text:span text:style-name="T18">I</text:span><text:span text:style-name="T14">f a Naked Pod dies/exits, it will not be restarted by Kubernetes. A better way to start a pod, is by using a higher-level construct such as Replication Controller, Replica Set, or a Deployment.</text:span></text:p>
      <text:p text:style-name="P41">A Deployment provides declarative updates for Pods and Replication Controllers. You only need to describe the desired state in a Deployment object, and the Deployment controller will change the actual state to the desired state at a controlled rate for you. You can use deployments to easily:</text:p>
      <text:p text:style-name="P41"/>
      <text:p text:style-name="P41"/>
      <text:p text:style-name="P41"><text:soft-page-break/><text:s/>- Create a Deployment to bring up a Replication Controller and Pods.</text:p>
      <text:p text:style-name="P41"><text:s/>- Check the status of a Deployment to see if it succeeds or not.</text:p>
      <text:p text:style-name="P41"><text:s/>- Later, update that Deployment to recreate the Pods (for example, to use a new image, or configuration).</text:p>
      <text:p text:style-name="P41"><text:s/>- Rollback to an earlier Deployment revision if the current Deployment isn’t stable.</text:p>
      <text:p text:style-name="P41"><text:s/>- Pause and resume a Deployment.</text:p>
      <text:p text:style-name="P5"/>
      <text:p text:style-name="P6">In this lab, because we are working with Kubernetes 1.2+, we will be using Deployment<text:span text:style-name="T49">s</text:span> extensively.</text:p>
      <text:p text:style-name="P32">First, change to the kubernetes-lab directory. </text:p>
      <text:p text:style-name="P6"><text:span text:style-name="T50">Next</text:span> create a Deployment using kubectl, the Kubernetes CLI tool:</text:p>
      <table:table table:name="Table1" table:style-name="Table1">
        <table:table-column table:style-name="Table1.A"/>
        <table:table-row>
          <table:table-cell table:style-name="Table1.A1" office:value-type="string">
            <text:p text:style-name="P10">kubectl create -f <text:span text:style-name="T50">kubernetes/</text:span>frontend-deployment.yaml</text:p>
          </table:table-cell>
        </table:table-row>
      </table:table>
      <text:p text:style-name="P6"/>
      <text:p text:style-name="P7">Verify that the pods are either in the process of running or creating containers. </text:p>
      <table:table table:name="Table2" table:style-name="Table2">
        <table:table-column table:style-name="Table2.A"/>
        <table:table-row>
          <table:table-cell table:style-name="Table2.A1" office:value-type="string">
            <text:p text:style-name="P10">kubectl get pods -w</text:p>
            <text:p text:style-name="P13">NAME <text:s text:c="17"/>READY <text:s text:c="4"/>STATUS <text:s text:c="13"/>RESTARTS <text:s text:c="2"/>AGE</text:p>
            <text:p text:style-name="P13">frontend-ui-<text:span text:style-name="T26">?????</text:span> <text:s text:c="4"/>0/1 <text:s text:c="6"/>ContainerCreating <text:s text:c="2"/>0 <text:s text:c="9"/>2m</text:p>
            <text:p text:style-name="P14"><text:span text:style-name="T1">frontend-ui-</text:span><text:span text:style-name="T10">?????</text:span><text:span text:style-name="T1"> <text:s text:c="4"/>1/1 <text:s text:c="6"/>Running <text:s text:c="12"/>0 <text:s text:c="9"/>2m</text:span></text:p>
          </table:table-cell>
        </table:table-row>
      </table:table>
      <text:p text:style-name="P7"/>
      <text:p text:style-name="P24"/>
      <text:h text:style-name="Heading_20_1" text:outline-level="1">Step 2. <text:s/>Create a front end service. </text:h>
      <text:p text:style-name="P22">Each Pod has a unique IP address - but the address is ephemeral. The Pod IP addresses are not stable and it can change when Pods start and/or restart. A service provides a single access point to a set of pods matching some constraints. A Service IP address is stable.</text:p>
      <table:table table:name="Table3" table:style-name="Table3">
        <table:table-column table:style-name="Table3.A"/>
        <table:table-row>
          <table:table-cell table:style-name="Table3.A1" office:value-type="string">
            <text:p text:style-name="P10">kubectl create -f <text:span text:style-name="T51">kubernetes/</text:span>frontend-service.yaml</text:p>
          </table:table-cell>
        </table:table-row>
      </table:table>
      <text:p text:style-name="Text_20_body"/>
      <text:p text:style-name="P3">Check to see that the service is running. </text:p>
      <table:table table:name="Table4" table:style-name="Table4">
        <table:table-column table:style-name="Table4.A"/>
        <table:table-row>
          <table:table-cell table:style-name="Table4.A1" office:value-type="string">
            <text:p text:style-name="P11">kubectl get services</text:p>
          </table:table-cell>
        </table:table-row>
      </table:table>
      <text:p text:style-name="P3"/>
      <text:p text:style-name="P25"/>
      <text:h text:style-name="P58" text:outline-level="1">Step 3. <text:s/>Deploy <text:s/>MYSQL and a service supporting it. </text:h>
      <text:p text:style-name="P7">MySQL uses persistent storage. Rather than writing the data directly into the container image itself, our example stores the MySQL in a Persistent Volume. Before you can deploy the pod, you need to claim a persistent volume that can be mounted inside of the MySQL container:</text:p>
      <table:table table:name="Table5" table:style-name="Table5">
        <table:table-column table:style-name="Table5.A"/>
        <table:table-row>
          <table:table-cell table:style-name="Table5.A1" office:value-type="string">
            <text:p text:style-name="P10">kubectl create -f <text:span text:style-name="T52">kubernetes/</text:span>mysql-pvc.yaml</text:p>
          </table:table-cell>
        </table:table-row>
      </table:table>
      <text:p text:style-name="P7"/>
      <text:p text:style-name="P5"><text:span text:style-name="T15">You can examine the </text:span><text:span text:style-name="Strong_20_Emphasis"><text:span text:style-name="T16">PersistentVolumeClaim</text:span></text:span><text:span text:style-name="T15"> with the following command:</text:span></text:p>
      <text:p text:style-name="P21"/>
      <table:table table:name="Table6" table:style-name="Table6">
        <table:table-column table:style-name="Table6.A"/>
        <table:table-row>
          <table:table-cell table:style-name="Table6.A1" office:value-type="string">
            <text:p text:style-name="P10">kubectl get pvc</text:p>
          </table:table-cell>
        </table:table-row>
      </table:table>
      <text:p text:style-name="P7"/>
      <text:p text:style-name="P5"><text:span text:style-name="T17">Y</text:span><text:span text:style-name="T15">ou can then deploy both the MySQL Pod and the Service with a single command:</text:span></text:p>
      <table:table table:name="Table7" table:style-name="Table7">
        <table:table-column table:style-name="Table7.A"/>
        <table:table-row>
          <table:table-cell table:style-name="Table7.A1" office:value-type="string">
            <text:p text:style-name="P10">kubectl create -f mysql-deployment.yaml -f mysql-service.yaml</text:p>
          </table:table-cell>
        </table:table-row>
      </table:table>
      <text:p text:style-name="P7"/>
      <text:p text:style-name="P24"/>
      <text:h text:style-name="Heading_20_1" text:outline-level="1">Step <text:span text:style-name="T27">4</text:span>. <text:s/>Deploy <text:s/><text:span text:style-name="T27">the Microservices. </text:span></text:h>
      <text:p text:style-name="Text_20_body"/>
      <text:p text:style-name="P22">As mentioned before, the application makes use of two other microservices:</text:p>
      <text:list xml:id="list2183037591" text:style-name="L1">
        <text:list-item>
          <text:p text:style-name="P33">the Guestbook service (that writes to the MySQL database)</text:p>
        </text:list-item>
        <text:list-item>
          <text:p text:style-name="P42">a Hello World service</text:p>
        </text:list-item>
      </text:list>
      <text:p text:style-name="P22">Both services are containers whose images contain self-executing JAR files. </text:p>
      <text:p text:style-name="P22">When deploying these microservices instances, we want to make sure that:</text:p>
      <text:list xml:id="list2546962972" text:style-name="L2">
        <text:list-item>
          <text:p text:style-name="P34">We can scale the number of instances once deployed.</text:p>
        </text:list-item>
        <text:list-item>
          <text:p text:style-name="P43">If any of the instances becomes unhealthy and/or fails, we want to make sure they are restarted automatically.</text:p>
        </text:list-item>
      </text:list>
      <text:p text:style-name="P26">Let’s deploy the microservices one at a time:</text:p>
      <text:p text:style-name="P26">First, deploy the Hello World<text:span text:style-name="T27"> microservice</text:span>:</text:p>
      <table:table table:name="Table8" table:style-name="Table8">
        <table:table-column table:style-name="Table8.A"/>
        <table:table-row>
          <table:table-cell table:style-name="Table8.A1" office:value-type="string">
            <text:p text:style-name="P10">kubectl create -f <text:span text:style-name="T53">kubernetes/</text:span>helloworldservice-deployment.yaml -f <text:span text:style-name="T53">kubernetes/</text:span>helloworldservice-service.yaml</text:p>
          </table:table-cell>
        </table:table-row>
      </table:table>
      <text:p text:style-name="Text_20_body"/>
      <text:p text:style-name="P19">Once created, you can see the replicas with:</text:p>
      <table:table table:name="Table9" table:style-name="Table9">
        <table:table-column table:style-name="Table9.A"/>
        <table:table-row>
          <table:table-cell table:style-name="Table9.A1" office:value-type="string">
            <text:p text:style-name="P10">kubectl get deployments</text:p>
          </table:table-cell>
        </table:table-row>
      </table:table>
      <text:p text:style-name="P16"/>
      <text:p text:style-name="P18">You can see the pods running with:</text:p>
      <table:table table:name="Table10" table:style-name="Table10">
        <table:table-column table:style-name="Table10.A"/>
        <table:table-row>
          <table:table-cell table:style-name="Table10.A1" office:value-type="string">
            <text:p text:style-name="P10">kubectl get pods</text:p>
          </table:table-cell>
        </table:table-row>
      </table:table>
      <text:p text:style-name="P18"/>
      <text:p text:style-name="P17">You can also look at each pod’s log output by running:</text:p>
      <table:table table:name="Table11" table:style-name="Table11">
        <table:table-column table:style-name="Table11.A"/>
        <table:table-row>
          <table:table-cell table:style-name="Table11.A1" office:value-type="string">
            <text:p text:style-name="P12"><text:span text:style-name="T1">kubectl logs -f helloworld-service-vertx-</text:span><text:span text:style-name="T10">?????</text:span></text:p>
          </table:table-cell>
        </table:table-row>
      </table:table>
      <text:p text:style-name="P17"/>
      <text:p text:style-name="P17">Lastly, let’s create the Guestbook Service replication controller and service as well. </text:p>
      <text:p text:style-name="P17"/>
      <table:table table:name="Table12" table:style-name="Table12">
        <table:table-column table:style-name="Table12.A"/>
        <text:soft-page-break/>
        <table:table-row>
          <table:table-cell table:style-name="Table12.A1" office:value-type="string">
            <text:p text:style-name="P10">kubectl create -f guestbookservice-deployment.yaml -f guestbookservice<text:span text:style-name="T54">-</text:span>service.yaml</text:p>
          </table:table-cell>
        </table:table-row>
      </table:table>
      <text:p text:style-name="P17"/>
      <text:p text:style-name="P23"/>
      <text:h text:style-name="Heading_20_1" text:outline-level="1">Step <text:span text:style-name="T28">5</text:span>. <text:s/><text:span text:style-name="T28">Scaling. </text:span></text:h>
      <text:p text:style-name="P15"><text:span text:style-name="T3">We have seem that </text:span><text:span text:style-name="Strong_20_Emphasis"><text:span text:style-name="T3">Deployments</text:span></text:span><text:span text:style-name="T4"> </text:span><text:span text:style-name="T3">keep the same amount of replicas running. Let’s check the number of pods again. Execute:</text:span></text:p>
      <table:table table:name="Table13" table:style-name="Table13">
        <table:table-column table:style-name="Table13.A"/>
        <table:table-row>
          <table:table-cell table:style-name="Table13.A1" office:value-type="string">
            <text:p text:style-name="P10">kubectl get pods</text:p>
          </table:table-cell>
        </table:table-row>
      </table:table>
      <text:p text:style-name="P19"/>
      <text:p text:style-name="P19">Scaling the number of replicas of our Hello World service is as simple as running :</text:p>
      <table:table table:name="Table14" table:style-name="Table14">
        <table:table-column table:style-name="Table14.A"/>
        <table:table-row>
          <table:table-cell table:style-name="Table14.A1" office:value-type="string">
            <text:p text:style-name="P10">kubectl scale deployment helloworld-service-vertx --replicas=6</text:p>
          </table:table-cell>
        </table:table-row>
      </table:table>
      <text:p text:style-name="P19"/>
      <text:p text:style-name="P20">Running the kubectl get deployments command shows that the number of replicas for the helloworld-service-vertx has been increased. <text:s/>Running get pods shows the number of pods currently running for the services. </text:p>
      <table:table table:name="Table15" table:style-name="Table15">
        <table:table-column table:style-name="Table15.A"/>
        <table:table-row>
          <table:table-cell table:style-name="Table15.A1" office:value-type="string">
            <text:p text:style-name="P10">kubectl get deployments</text:p>
            <text:p text:style-name="P10">kubectl get pods</text:p>
            <text:p text:style-name="P10"/>
          </table:table-cell>
        </table:table-row>
      </table:table>
      <text:p text:style-name="P20"/>
      <text:p text:style-name="P20">Reduce the number of replicas back to 2 so that we can free up resources for the later labs:</text:p>
      <table:table table:name="Table16" table:style-name="Table16">
        <table:table-column table:style-name="Table16.A"/>
        <table:table-row>
          <table:table-cell table:style-name="Table16.A1" office:value-type="string">
            <text:p text:style-name="P10">kubectl scale deployment helloworld-service-vertx --replicas=2</text:p>
          </table:table-cell>
        </table:table-row>
      </table:table>
      <text:p text:style-name="P20"/>
      <text:h text:style-name="P60" text:outline-level="1">Step <text:span text:style-name="T30">6</text:span>. <text:s/><text:span text:style-name="T30">Rolling Updates. </text:span></text:h>
      <text:p text:style-name="P15"><text:span text:style-name="T3">In this </text:span><text:span text:style-name="T7">step</text:span><text:span text:style-name="T3">, we’ll switch to the </text:span><text:span text:style-name="Emphasis"><text:span text:style-name="T23">frontend/</text:span></text:span><text:span text:style-name="T4"> </text:span><text:span text:style-name="T3">directory and make a minor change to the index.html (e.g., change the background color, title, etc.). After that, rebuild the container.</text:span></text:p>
      <text:p text:style-name="P40"><text:span text:style-name="T5">cd to the frontend directory and edit the index.html file using your preferred editor. </text:span></text:p>
      <text:p text:style-name="P40"><text:span text:style-name="T5">Make any desired change. <text:s/>Here is a quick example:</text:span></text:p>
      <text:p text:style-name="P39"><text:span text:style-name="T3">Change the </text:span><text:span text:style-name="Emphasis"><text:span text:style-name="T8">&lt;h2&gt;Say Hi&lt;/h2&gt;</text:span></text:span><text:span text:style-name="T3"> line.</text:span></text:p>
      <text:p text:style-name="P37">Kubernetes needs to be aware of the new docker image with the changes that you introduced.</text:p>
      <text:p text:style-name="P37"><text:span text:style-name="T5"/></text:p>
      <text:p text:style-name="P37">Build the new docker file. </text:p>
      <table:table table:name="Table17" table:style-name="Table17">
        <table:table-column table:style-name="Table17.A"/>
        <table:table-row>
          <table:table-cell table:style-name="Table17.A1" office:value-type="string">
            <text:p text:style-name="P50"><text:span text:style-name="T13">docker build -t </text:span><text:span text:style-name="T11">&lt;</text:span><text:span text:style-name="T13">your_username</text:span><text:span text:style-name="T11">&gt;</text:span><text:span text:style-name="T13">/microservices-frontend:2.0 </text:span><text:span text:style-name="T12">.</text:span></text:p>
          </table:table-cell>
        </table:table-row>
      </table:table>
      <text:p text:style-name="P37"/>
      <text:p text:style-name="P37">Push this file to your docker repository. </text:p>
      <table:table table:name="Table18" table:style-name="Table18">
        <table:table-column table:style-name="Table18.A"/>
        <table:table-row>
          <table:table-cell table:style-name="Table18.A1" office:value-type="string">
            <text:p text:style-name="P12"><text:span text:style-name="T1">docker push <text:s/></text:span><text:span text:style-name="T10">&lt;</text:span><text:span text:style-name="T1">your_username</text:span><text:span text:style-name="T10">&gt;</text:span><text:span text:style-name="T1">/microservices-frontend:2.0</text:span></text:p>
          </table:table-cell>
        </table:table-row>
      </table:table>
      <text:p text:style-name="P37"/>
      <text:p text:style-name="P37">Now we will use the <text:span text:style-name="Emphasis">kubectl rolling-update</text:span> command to perform the rolling update. We create a new <text:span text:style-name="Strong_20_Emphasis"><text:span text:style-name="T31">ReplicationController</text:span></text:span> called frontend-ui-2 that contains the new image.</text:p>
      <text:p text:style-name="P37"/>
      <table:table table:name="Table19" table:style-name="Table19">
        <table:table-column table:style-name="Table19.A"/>
        <table:table-row>
          <table:table-cell table:style-name="Table19.A1" office:value-type="string">
            <text:p text:style-name="P12"><text:span text:style-name="T1">kubectl</text:span><text:span text:style-name="T2"> set</text:span><text:span text:style-name="T1"> image <text:s/>deployment/frontend-ui frontend-ui=rafabene/microservices-frontend:2.0</text:span></text:p>
          </table:table-cell>
        </table:table-row>
      </table:table>
      <text:p text:style-name="P37"/>
      <text:h text:style-name="P61" text:outline-level="1">Step <text:span text:style-name="T35">7</text:span>. <text:s/><text:span text:style-name="T35">Health Checks. </text:span></text:h>
      <text:p text:style-name="P30"><text:span text:style-name="T35">During rolling update, a pod is removed as soon as a newer version of pod is up and ready to serve. By default, without health checks, Kubernetes will route traffic to the new pod as soon as the pods starts. But, it’s most likely that your application will take sometime to start, and if you route traffic to the application that isn’t ready to serve, your users (and/or consuming services) will see errors. To avoid this, Kubernetes comes with two types of checks: Liveness Probe, and Readiness Probe.</text:span></text:p>
      <text:p text:style-name="P30"/>
      <text:p text:style-name="P30">After a container starts, it is not marked as Healthy until the Liveness Probe succeeds. However, if the number of Liveness Probe failures exceeds a configurable failure threshold, Kubernetes will mark the pod unhealthy and attempt to restart the pod.</text:p>
      <text:p text:style-name="P30"/>
      <text:p text:style-name="P30">When a pod is Healthy <text:span text:style-name="T35">it </text:span>doesn’t mean it’s ready to serve. You may want to warm up requests/cache, and/or transfer state from other instances. You can further mark when the pod is Ready to serve by using a Readiness Probe.</text:p>
      <text:p text:style-name="P49"/>
      <table:table table:name="Table20" table:style-name="Table20">
        <table:table-column table:style-name="Table20.A"/>
        <table:table-row>
          <table:table-cell table:style-name="Table20.A1" office:value-type="string">
            <text:p text:style-name="P45">kubectl edit deployment helloworld-service-vertx</text:p>
          </table:table-cell>
        </table:table-row>
      </table:table>
      <text:p text:style-name="P49"/>
      <text:p text:style-name="P27">In the editor, add a Liveness Probe:</text:p>
      <table:table table:name="Table21" table:style-name="Table21">
        <table:table-column table:style-name="Table21.A"/>
        <table:table-row>
          <table:table-cell table:style-name="Table21.A1" office:value-type="string">
            <text:p text:style-name="P10"><text:span text:style-name="T36">apiVersion</text:span>: <text:span text:style-name="T39">extensions/v1beta1</text:span></text:p>
            <text:p text:style-name="P13"><text:span text:style-name="T36">kind</text:span>: <text:span text:style-name="T39">Deployment</text:span></text:p>
            <text:p text:style-name="P56">…​</text:p>
            <text:p text:style-name="P13"><text:span text:style-name="T36">spec</text:span>:</text:p>
            <text:p text:style-name="P56">…​</text:p>
            <text:p text:style-name="P54"><text:s text:c="2"/><text:span text:style-name="T38">template</text:span><text:span text:style-name="T46">:</text:span></text:p>
            <text:p text:style-name="P54"><text:s text:c="4"/><text:span text:style-name="T39">…​</text:span></text:p>
            <text:p text:style-name="P54"><text:s text:c="4"/><text:span text:style-name="T38">spec</text:span><text:span text:style-name="T46">:</text:span></text:p>
            <text:p text:style-name="P54"><text:s text:c="6"/><text:span text:style-name="T39">…​</text:span></text:p>
            <text:p text:style-name="P54"><text:s text:c="6"/><text:span text:style-name="T38">containers</text:span><text:span text:style-name="T46">:</text:span></text:p>
            <text:p text:style-name="P54"><text:s text:c="6"/><text:span text:style-name="T46">- </text:span><text:span text:style-name="T38">image</text:span><text:span text:style-name="T46">: </text:span><text:span text:style-name="T47">&lt;your name&gt;</text:span><text:span text:style-name="T42">/microservices-helloworld-vertx:…</text:span><text:span text:style-name="T43"> &lt;-</text:span><text:span text:style-name="T42">​</text:span></text:p>
            <text:p text:style-name="P55"><text:s text:c="8"/><text:span text:style-name="T38">livenessProbe</text:span><text:span text:style-name="T46">:</text:span><text:span text:style-name="T47"> </text:span><text:span text:style-name="T43">-- Add this section</text:span></text:p>
            <text:p text:style-name="P54"><text:s text:c="10"/><text:span text:style-name="T38">initialDelaySeconds</text:span><text:span text:style-name="T46">: </text:span><text:span text:style-name="T33">5</text:span></text:p>
            <text:p text:style-name="P54"><text:s text:c="10"/><text:span text:style-name="T38">timeoutSeconds</text:span><text:span text:style-name="T46">: </text:span><text:span text:style-name="T33">1</text:span></text:p>
            <text:p text:style-name="P54"><text:s text:c="10"/><text:span text:style-name="T38">httpGet</text:span><text:span text:style-name="T46">:</text:span></text:p>
            <text:p text:style-name="P54"><text:s text:c="12"/><text:span text:style-name="T38">path</text:span><text:span text:style-name="T46">: </text:span><text:span text:style-name="T42">/api/hello/Kubernetes</text:span></text:p>
            <text:p text:style-name="P54"><text:s text:c="12"/><text:span text:style-name="T38">port</text:span><text:span text:style-name="T46">: </text:span><text:span text:style-name="T33">8080</text:span></text:p>
            <text:p text:style-name="P52"><text:span text:style-name="T34"><text:s text:c="6"/></text:span><text:span text:style-name="T41">…</text:span><text:span text:style-name="T39">​</text:span></text:p>
            <text:p text:style-name="P44"/>
          </table:table-cell>
        </table:table-row>
      </table:table>
      <text:p text:style-name="P27"/>
      <text:p text:style-name="P27"/>
      <text:p text:style-name="P27"><text:soft-page-break/></text:p>
      <text:p text:style-name="P28">Now add a readiness probe.</text:p>
      <table:table table:name="Table22" table:style-name="Table22">
        <table:table-column table:style-name="Table22.A"/>
        <table:table-row>
          <table:table-cell table:style-name="Table22.A1" office:value-type="string">
            <text:p text:style-name="P47">kubectl edit deployment helloworld-service-vertx</text:p>
          </table:table-cell>
        </table:table-row>
      </table:table>
      <text:p text:style-name="P28"/>
      <text:p text:style-name="P48"/>
      <text:p text:style-name="P31">In the file, add the following:</text:p>
      <table:table table:name="Table23" table:style-name="Table23">
        <table:table-column table:style-name="Table23.A"/>
        <table:table-row>
          <table:table-cell table:style-name="Table23.A1" office:value-type="string">
            <text:p text:style-name="P10"><text:span text:style-name="T36">apiVersion</text:span>: <text:span text:style-name="T39">extensions/v1beta1</text:span></text:p>
            <text:p text:style-name="P13"><text:span text:style-name="T36">kind</text:span>: <text:span text:style-name="T39">Deployment</text:span></text:p>
            <text:p text:style-name="P56">…​</text:p>
            <text:p text:style-name="P13"><text:span text:style-name="T36">spec</text:span>:</text:p>
            <text:p text:style-name="P56">…​</text:p>
            <text:p text:style-name="P54"><text:s text:c="2"/><text:span text:style-name="T38">template</text:span><text:span text:style-name="T46">:</text:span></text:p>
            <text:p text:style-name="P54"><text:s text:c="4"/><text:span text:style-name="T39">…​</text:span></text:p>
            <text:p text:style-name="P54"><text:s text:c="4"/><text:span text:style-name="T38">spec</text:span><text:span text:style-name="T46">:</text:span></text:p>
            <text:p text:style-name="P54"><text:s text:c="6"/><text:span text:style-name="T39">…​</text:span></text:p>
            <text:p text:style-name="P54"><text:s text:c="6"/><text:span text:style-name="T38">containers</text:span><text:span text:style-name="T46">:</text:span></text:p>
            <text:p text:style-name="P54"><text:s text:c="6"/><text:span text:style-name="T46">- </text:span><text:span text:style-name="T38">image</text:span><text:span text:style-name="T46">: </text:span><text:span text:style-name="T48">&lt;your name&gt;</text:span><text:span text:style-name="T42">/microservices-helloworld-vertx:…​</text:span></text:p>
            <text:p text:style-name="P54"><text:s text:c="8"/><text:span text:style-name="T38">readinessProbe</text:span><text:span text:style-name="T46">:</text:span><text:span text:style-name="T48"> <text:s/>&lt;----- Add this section </text:span></text:p>
            <text:p text:style-name="P54"><text:s text:c="10"/><text:span text:style-name="T38">initialDelaySeconds</text:span><text:span text:style-name="T46">: </text:span><text:span text:style-name="T33">5</text:span></text:p>
            <text:p text:style-name="P54"><text:s text:c="10"/><text:span text:style-name="T38">timeoutSeconds</text:span><text:span text:style-name="T46">: </text:span><text:span text:style-name="T33">1</text:span></text:p>
            <text:p text:style-name="P54"><text:s text:c="10"/><text:span text:style-name="T38">httpGet</text:span><text:span text:style-name="T46">:</text:span></text:p>
            <text:p text:style-name="P54"><text:s text:c="12"/><text:span text:style-name="T38">path</text:span><text:span text:style-name="T46">: </text:span><text:span text:style-name="T42">/api/hello/Kubernetes</text:span></text:p>
            <text:p text:style-name="P54"><text:s text:c="12"/><text:span text:style-name="T38">port</text:span><text:span text:style-name="T46">: </text:span><text:span text:style-name="T33">8080</text:span></text:p>
            <text:p text:style-name="P52"><text:span text:style-name="T34"><text:s text:c="6"/></text:span><text:span text:style-name="T41">…</text:span><text:span text:style-name="T39">​</text:span></text:p>
            <text:p text:style-name="P44"/>
          </table:table-cell>
        </table:table-row>
      </table:table>
      <text:p text:style-name="P29"/>
      <text:p text:style-name="P31">In a production scenario, the Liveness Probe and the Readiness Probe will probably be different REST endpoints or 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4-30T00:58:21.200530024</dc:date>
    <meta:editing-duration>P1DT14H5M33S</meta:editing-duration>
    <meta:editing-cycles>49</meta:editing-cycles>
    <meta:generator>LibreOffice/6.2.2.2$Linux_X86_64 LibreOffice_project/20$Build-2</meta:generator>
    <meta:document-statistic meta:table-count="23" meta:image-count="1" meta:object-count="0" meta:page-count="10" meta:paragraph-count="121" meta:word-count="1232" meta:character-count="8281" meta:non-whitespace-character-count="6845"/>
  </office:meta>
</office:document-meta>
</file>